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/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ist</text:p>
          </table:table-cell>
          <table:table-cell table:style-name="ce4" office:value-type="string">
            <text:p>Cost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-1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-1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-1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office:value-type="string">
            <text:p>Dist(3,0)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Dist(3,1)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office:value-type="string">
            <text:p>Dist(3,2)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(3,1,2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ist(4,3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(3,1,2)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ist(4,1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(3,1,2)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ist(4,2)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(0,3,2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ist(4,0)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(0,3,2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ist(4,3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(0,3,2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ist(4,2)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(0,1,3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ist(4,0)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(0,1,3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ist(4,1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(0,1,3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ist(4,3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(4,1,2)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ist(5,4)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string">
            <text:p>(4,1,2)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Dist(5,1)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office:value-type="string">
            <text:p>(4,1,2)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office:value-type="string">
            <text:p>Dist(5,2)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(3,4,2)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ist(5,3)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(3,4,2)</text:p>
          </table:table-cell>
          <table:table-cell table:number-columns-repeated="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Dist(5,4)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string">
            <text:p>(3,4,2)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string">
            <text:p>Dist(5,2)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(3,1,4)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ist(5,3)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(3,1,4)</text:p>
          </table:table-cell>
          <table:table-cell table:number-columns-repeated="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Dist(5,1)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office:value-type="string">
            <text:p>(3,1,4)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office:value-type="string">
            <text:p>Dist(5,4)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(4,3,2)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ist(5,4)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string">
            <text:p>(4,3,2)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Dist(5,3)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(4,3,2)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office:value-type="string">
            <text:p>Dist(5,2)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(0,4,2)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ist(5,0)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(0,4,2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Dist(5,4)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string">
            <text:p>(0,4,2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string">
            <text:p>Dist(5,2)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(0,3,4)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ist(5,0)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(0,3,4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Dist(5,3)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(0,3,4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office:value-type="string">
            <text:p>Dist(5,4)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(4,1,3)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ist(5,4)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string">
            <text:p>(4,1,3)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ist(5,1)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office:value-type="string">
            <text:p>(4,1,3)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office:value-type="string">
            <text:p>Dist(5,3)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(0,4,3)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ist(5,0)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(0,4,3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ist(5,4)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string">
            <text:p>(0,4,3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string">
            <text:p>Dist(5,3)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(0,1,4)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ist(5,0)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(0,1,4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Dist(5,1)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office:value-type="string">
            <text:p>(0,1,4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office:value-type="string">
            <text:p>Dist(5,4)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in" fo:margin-bottom="0.2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12/08/2011</text:date>, <text:time>18:5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nhar Munshi</meta:initial-creator>
    <meta:creation-date>2011-12-08T14:56:38</meta:creation-date>
    <dc:date>2011-12-08T18:54:25</dc:date>
    <dc:creator>Kanhar Munshi</dc:creator>
    <meta:editing-duration>PT03H42M17S</meta:editing-duration>
    <meta:editing-cycles>2</meta:editing-cycles>
    <meta:generator>OpenOffice.org/3.2$Unix OpenOffice.org_project/320m12$Build-9483</meta:generator>
    <meta:printed-by>Kanhar Munshi</meta:printed-by>
    <meta:print-date>2011-12-08T15:28:40</meta:print-date>
    <meta:document-statistic meta:table-count="3" meta:cell-count="306" meta:object-count="0"/>
  </office:meta>
</office:document-meta>
</file>